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5" style:family="paragraph" style:parent-style-name="Standard">
      <style:text-properties officeooo:rsid="00088968" officeooo:paragraph-rsid="00088968"/>
    </style:style>
    <style:style style:name="P6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7" style:family="paragraph" style:parent-style-name="Standard">
      <style:text-properties officeooo:rsid="000a6f42" officeooo:paragraph-rsid="000a6f4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e8c10" officeooo:paragraph-rsid="000e8c10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0e8c10" officeooo:paragraph-rsid="000e8c10" style:font-weight-asian="bold" style:font-weight-complex="bold"/>
    </style:style>
    <style:style style:name="P10" style:family="paragraph" style:parent-style-name="Standard">
      <style:text-properties officeooo:rsid="000e8c10" officeooo:paragraph-rsid="000e8c10"/>
    </style:style>
    <style:style style:name="P11" style:family="paragraph" style:parent-style-name="Standard">
      <style:text-properties officeooo:rsid="00088968" officeooo:paragraph-rsid="00088968"/>
    </style:style>
    <style:style style:name="T1" style:family="text">
      <style:text-properties officeooo:rsid="000a6f42"/>
    </style:style>
    <style:style style:name="T2" style:family="text">
      <style:text-properties officeooo:rsid="000b8772"/>
    </style:style>
    <style:style style:name="T3" style:family="text">
      <style:text-properties officeooo:rsid="000c29b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c29bf"/>
    </style:style>
    <style:style style:name="T6" style:family="text">
      <style:text-properties style:text-underline-style="none" officeooo:rsid="000a6f42"/>
    </style:style>
    <style:style style:name="T7" style:family="text">
      <style:text-properties officeooo:rsid="000e8c10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ings to be added or fixed</text:p>
      <text:p text:style-name="P3"/>
      <text:p text:style-name="P4">Understanding How Sprint Orienteers Make Decisions</text:p>
      <text:p text:style-name="P4"/>
      <text:p text:style-name="P9">To be added</text:p>
      <text:p text:style-name="P10">More trials</text:p>
      <text:p text:style-name="P1"/>
      <text:p text:style-name="P9">To be fixed</text:p>
      <text:p text:style-name="P10">End of the experiment needs cleaning up.</text:p>
      <text:p text:style-name="P1"/>
      <text:p text:style-name="P5"><text:span text:style-name="T8">Inquiries</text:span></text:p>
      <text:p text:style-name="P6"><text:span text:style-name="T7">Please address your </text:span>questions <text:span text:style-name="T7">to</text:span> <text:span text:style-name="T1">Ian Davies</text:span> (+61 4 <text:span text:style-name="T1">0006</text:span> <text:span text:style-name="T1">0971</text:span>, email. <text:span text:style-name="T1">daviesi</text:span>@<text:span text:style-name="T1">student.unimelb</text:span>.edu.a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05T09:10:57.963024355</dc:date>
    <meta:editing-duration>PT1H38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1" meta:character-count="260" meta:non-whitespace-character-count="227"/>
  </office:meta>
</office:document-meta>
</file>